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648cm" fo:min-width="0.398cm"/>
    </style:style>
    <style:style style:name="gr2" style:family="graphic" style:parent-style-name="standard">
      <style:graphic-properties svg:stroke-color="#ff3333" draw:fill-color="#ffffff" draw:textarea-horizontal-align="justify" draw:textarea-vertical-align="middle" draw:auto-grow-height="false" fo:min-height="0.648cm" fo:min-width="0.398cm"/>
    </style:style>
    <style:style style:name="gr3" style:family="graphic" style:parent-style-name="standard">
      <style:graphic-properties svg:stroke-color="#006600" draw:fill-color="#ffffff" draw:textarea-horizontal-align="justify" draw:textarea-vertical-align="middle" draw:auto-grow-height="false" fo:min-height="0.648cm" fo:min-width="0.398cm"/>
    </style:style>
    <style:style style:name="gr4" style:family="graphic" style:parent-style-name="standard">
      <style:graphic-properties svg:stroke-color="#009900" draw:fill-color="#ffffff" draw:textarea-horizontal-align="justify" draw:textarea-vertical-align="middle" draw:auto-grow-height="false" fo:min-height="0.648cm" fo:min-width="0.398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2.815cm" style:use-optimal-column-width="false"/>
    </style:style>
    <style:style style:name="co2" style:family="table-column">
      <style:table-column-properties style:column-width="2.814cm" style:use-optimal-column-width="false"/>
    </style:style>
    <style:style style:name="ro1" style:family="table-row">
      <style:table-row-properties style:row-height="1.1cm"/>
    </style:style>
    <style:style style:name="ro2" style:family="table-row">
      <style:table-row-properties style:row-height="1.188cm"/>
    </style:style>
    <style:style style:name="ro3" style:family="table-row">
      <style:table-row-properties style:row-height="0.786cm"/>
    </style:style>
    <style:style style:name="ce1" style:family="table-cell">
      <style:text-properties fo:color="#ffffff" fo:background-color="#ffffff"/>
    </style:style>
    <style:style style:name="ce2" style:family="table-cell">
      <style:text-properties fo:color="#ffffff" fo:background-color="transparent"/>
    </style:style>
    <style:style style:name="ce3" style:family="table-cell">
      <style:text-properties fo:color="#000000" fo:background-color="#ffffff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color="#ffffff"/>
    </style:style>
    <style:style style:name="P6" style:family="paragraph">
      <style:text-properties fo:color="#ffffff" fo:background-color="transparent"/>
    </style:style>
    <style:style style:name="P7" style:family="paragraph">
      <style:text-properties fo:color="#000000" fo:background-color="#ffffff"/>
    </style:style>
    <style:style style:name="P8" style:family="paragraph">
      <loext:graphic-properties draw:fill-color="#ffffff"/>
    </style:style>
    <style:style style:name="P9" style:family="paragraph">
      <style:text-properties fo:color="#ffffff" fo:font-size="18pt"/>
    </style:style>
    <style:style style:name="P10" style:family="paragraph">
      <style:text-properties fo:color="#ffffff" fo:font-size="18pt" fo:background-color="transparent"/>
    </style:style>
    <style:style style:name="P11" style:family="paragraph">
      <style:text-properties fo:color="#000000" fo:font-size="18pt" fo:background-color="#ffffff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-color="#ffffff"/>
      <style:paragraph-properties fo:text-align="center"/>
      <style:text-properties fo:font-size="18pt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color="#ffffff"/>
    </style:style>
    <style:style style:name="T2" style:family="text">
      <style:text-properties fo:color="#ffffff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custom-shape draw:style-name="gr1" draw:text-style-name="P2" draw:layer="layout" svg:width="1.27cm" svg:height="1.27cm" svg:x="3.642cm" svg:y="7.67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7cm" svg:height="1.27cm" svg:x="14.564cm" svg:y="10.36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8.822cm" svg:y="10.21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27cm" svg:height="1.27cm" svg:x="4.658cm" svg:y="12.754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1.87cm" svg:y="13.108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12.432cm" svg:y="7.166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8.822cm" svg:y="14.278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7.906cm" svg:y="6.65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4.404cm" svg:y1="8.944cm" svg:x2="5.166cm" svg:y2="12.754cm">
          <text:p/>
        </draw:line>
        <draw:line draw:style-name="gr5" draw:text-style-name="P3" draw:layer="layout" svg:x1="4.912cm" svg:y1="8.436cm" svg:x2="8.976cm" svg:y2="10.468cm">
          <text:p/>
        </draw:line>
        <draw:line draw:style-name="gr5" draw:text-style-name="P3" draw:layer="layout" svg:x1="9.484cm" svg:y1="11.484cm" svg:x2="9.484cm" svg:y2="14.278cm">
          <text:p/>
        </draw:line>
        <draw:line draw:style-name="gr5" draw:text-style-name="P3" draw:layer="layout" svg:x1="9.992cm" svg:y1="11.23cm" svg:x2="12.024cm" svg:y2="13.262cm">
          <text:p/>
        </draw:line>
        <draw:line draw:style-name="gr5" draw:text-style-name="P3" draw:layer="layout" svg:x1="8.722cm" svg:y1="7.928cm" svg:x2="9.23cm" svg:y2="10.214cm">
          <text:p/>
        </draw:line>
        <draw:line draw:style-name="gr5" draw:text-style-name="P3" draw:layer="layout" svg:x1="5.928cm" svg:y1="13.262cm" svg:x2="11.87cm" svg:y2="13.77cm">
          <text:p/>
        </draw:line>
        <draw:line draw:style-name="gr5" draw:text-style-name="P3" draw:layer="layout" svg:x1="13.448cm" svg:y1="8.336cm" svg:x2="14.972cm" svg:y2="10.368cm">
          <text:p/>
        </draw:line>
        <draw:line draw:style-name="gr5" draw:text-style-name="P3" draw:layer="layout" svg:x1="9.992cm" svg:y1="10.468cm" svg:x2="12.532cm" svg:y2="8.182cm">
          <text:p/>
        </draw:line>
        <draw:frame draw:style-name="gr6" draw:text-style-name="P4" draw:layer="layout" svg:width="1.524cm" svg:height="0.962cm" svg:x="10.292cm" svg:y="8.482cm">
          <draw:text-box>
            <text:p>0.6</text:p>
          </draw:text-box>
        </draw:frame>
        <draw:frame draw:style-name="gr6" draw:text-style-name="P4" draw:layer="layout" svg:width="1.524cm" svg:height="0.962cm" svg:x="7.706cm" svg:y="8.436cm">
          <draw:text-box>
            <text:p>0.8</text:p>
          </draw:text-box>
        </draw:frame>
        <draw:frame draw:style-name="gr6" draw:text-style-name="P4" draw:layer="layout" svg:width="1.524cm" svg:height="0.962cm" svg:x="3.388cm" svg:y="10.522cm">
          <draw:text-box>
            <text:p>0.4</text:p>
          </draw:text-box>
        </draw:frame>
        <draw:frame draw:style-name="gr6" draw:text-style-name="P4" draw:layer="layout" svg:width="1.524cm" svg:height="0.962cm" svg:x="14.31cm" svg:y="8.69cm">
          <draw:text-box>
            <text:p>0.5</text:p>
          </draw:text-box>
        </draw:frame>
        <draw:frame draw:style-name="gr6" draw:text-style-name="P4" draw:layer="layout" svg:width="1.524cm" svg:height="0.962cm" svg:x="9.33cm" svg:y="12.246cm">
          <draw:text-box>
            <text:p>0.9</text:p>
          </draw:text-box>
        </draw:frame>
        <draw:frame draw:style-name="gr7" draw:text-style-name="P4" draw:layer="layout" svg:width="1.524cm" svg:height="0.962cm" svg:x="7.198cm" svg:y="12.5cm">
          <draw:text-box>
            <text:p>0.8</text:p>
          </draw:text-box>
        </draw:frame>
        <draw:frame draw:style-name="gr6" draw:text-style-name="P4" draw:layer="layout" svg:width="1.524cm" svg:height="0.962cm" svg:x="10.754cm" svg:y="11.284cm">
          <draw:text-box>
            <text:p>0.9</text:p>
          </draw:text-box>
        </draw:frame>
        <draw:line draw:style-name="gr5" draw:text-style-name="P3" draw:layer="layout" svg:x1="10.092cm" svg:y1="14.786cm" svg:x2="11.924cm" svg:y2="14.024cm">
          <text:p/>
        </draw:line>
        <draw:line draw:style-name="gr5" draw:text-style-name="P3" draw:layer="layout" svg:x1="12.532cm" svg:y1="13.108cm" svg:x2="13.04cm" svg:y2="8.436cm">
          <text:p/>
        </draw:line>
        <draw:line draw:style-name="gr5" draw:text-style-name="P3" draw:layer="layout" svg:x1="5.928cm" svg:y1="13.262cm" svg:x2="11.87cm" svg:y2="13.77cm">
          <text:p/>
        </draw:line>
        <draw:frame draw:style-name="gr6" draw:text-style-name="P4" draw:layer="layout" svg:width="1.524cm" svg:height="0.962cm" svg:x="12.532cm" svg:y="10.776cm">
          <draw:text-box>
            <text:p>0.7</text:p>
          </draw:text-box>
        </draw:frame>
        <draw:frame draw:style-name="gr6" draw:text-style-name="P4" draw:layer="layout" svg:width="1.524cm" svg:height="0.962cm" svg:x="10.5cm" svg:y="14.378cm">
          <draw:text-box>
            <text:p>0.3</text:p>
          </draw:text-box>
        </draw:frame>
        <draw:frame draw:style-name="standard" draw:layer="layout" svg:width="5.628cm" svg:height="3.475cm" svg:x="17.485cm" svg:y="5.414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5"><text:span text:style-name="T1">v</text:span></text:p>
              </table:table-cell>
              <table:table-cell table:style-name="ce2">
                <text:p text:style-name="P6"><text:span text:style-name="T2">fc(v)</text:span></text:p>
              </table:table-cell>
            </table:table-row>
            <table:table-row table:style-name="ro2" table:default-cell-style-name="ce3">
              <table:table-cell>
                <text:p text:style-name="P7">4</text:p>
              </table:table-cell>
              <table:table-cell>
                <text:p text:style-name="P7">3</text:p>
              </table:table-cell>
            </table:table-row>
            <table:table-row table:style-name="ro2" table:default-cell-style-name="ce3">
              <table:table-cell>
                <text:p text:style-name="P7">7</text:p>
              </table:table-cell>
              <table:table-cell>
                <text:p text:style-name="P7">2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1" draw:layer="layout" svg:width="14.951cm" svg:height="1.921cm" svg:x="3.083cm" svg:y="15.85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5.628cm" svg:height="3.347cm" svg:x="18.893cm" svg:y="8.682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3">
              <table:table-cell table:style-name="ce1">
                <text:p text:style-name="P9"><text:span text:style-name="T1">v</text:span></text:p>
              </table:table-cell>
              <table:table-cell table:style-name="ce2">
                <text:p text:style-name="P10"><text:span text:style-name="T2">fc(v)</text:span></text:p>
              </table:table-cell>
            </table:table-row>
            <table:table-row table:style-name="ro2" table:default-cell-style-name="ce3">
              <table:table-cell>
                <text:p text:style-name="P11">4</text:p>
              </table:table-cell>
              <table:table-cell>
                <text:p text:style-name="P11">3</text:p>
              </table:table-cell>
            </table:table-row>
            <table:table-row table:style-name="ro2" table:default-cell-style-name="ce3">
              <table:table-cell>
                <text:p text:style-name="P11">7</text:p>
              </table:table-cell>
              <table:table-cell>
                <text:p text:style-name="P11">2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1" draw:layer="layout" svg:width="15.268cm" svg:height="1.921cm" svg:x="3.181cm" svg:y="16.79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4" draw:layer="layout" svg:width="4.318cm" svg:height="0.962cm" svg:x="18.796cm" svg:y="5.642cm">
          <draw:text-box>
            <text:p>t = 0.7</text:p>
          </draw:text-box>
        </draw:frame>
        <draw:custom-shape draw:style-name="gr1" draw:text-style-name="P13" draw:layer="layout" svg:width="1.27cm" svg:height="1.27cm" svg:x="3.643cm" svg:y="7.675cm">
          <text:p text:style-name="P1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3" draw:layer="layout" svg:width="1.27cm" svg:height="1.27cm" svg:x="14.565cm" svg:y="10.369cm">
          <text:p text:style-name="P1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3" draw:layer="layout" svg:width="1.27cm" svg:height="1.27cm" svg:x="8.823cm" svg:y="10.215cm">
          <text:p text:style-name="P1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draw:layer="layout" svg:width="1.27cm" svg:height="1.27cm" svg:x="4.659cm" svg:y="12.755cm">
          <text:p text:style-name="P1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3" draw:layer="layout" svg:width="1.27cm" svg:height="1.27cm" svg:x="11.871cm" svg:y="13.109cm">
          <text:p text:style-name="P1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3" draw:layer="layout" svg:width="1.27cm" svg:height="1.27cm" svg:x="12.433cm" svg:y="7.167cm">
          <text:p text:style-name="P1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3" draw:layer="layout" svg:width="1.27cm" svg:height="1.27cm" svg:x="8.823cm" svg:y="14.279cm">
          <text:p text:style-name="P1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3" draw:layer="layout" svg:width="1.27cm" svg:height="1.27cm" svg:x="7.907cm" svg:y="6.659cm">
          <text:p text:style-name="P1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4.405cm" svg:y1="8.945cm" svg:x2="5.167cm" svg:y2="12.755cm">
          <text:p/>
        </draw:line>
        <draw:line draw:style-name="gr5" draw:text-style-name="P3" draw:layer="layout" svg:x1="4.913cm" svg:y1="8.437cm" svg:x2="8.977cm" svg:y2="10.469cm">
          <text:p/>
        </draw:line>
        <draw:line draw:style-name="gr5" draw:text-style-name="P3" draw:layer="layout" svg:x1="9.485cm" svg:y1="11.485cm" svg:x2="9.485cm" svg:y2="14.279cm">
          <text:p/>
        </draw:line>
        <draw:line draw:style-name="gr5" draw:text-style-name="P3" draw:layer="layout" svg:x1="9.993cm" svg:y1="11.231cm" svg:x2="12.025cm" svg:y2="13.263cm">
          <text:p/>
        </draw:line>
        <draw:line draw:style-name="gr5" draw:text-style-name="P3" draw:layer="layout" svg:x1="8.723cm" svg:y1="7.929cm" svg:x2="9.231cm" svg:y2="10.215cm">
          <text:p/>
        </draw:line>
        <draw:line draw:style-name="gr5" draw:text-style-name="P3" draw:layer="layout" svg:x1="5.929cm" svg:y1="13.263cm" svg:x2="11.871cm" svg:y2="13.771cm">
          <text:p/>
        </draw:line>
        <draw:line draw:style-name="gr5" draw:text-style-name="P3" draw:layer="layout" svg:x1="13.449cm" svg:y1="8.337cm" svg:x2="14.973cm" svg:y2="10.369cm">
          <text:p/>
        </draw:line>
        <draw:line draw:style-name="gr5" draw:text-style-name="P3" draw:layer="layout" svg:x1="9.993cm" svg:y1="10.469cm" svg:x2="12.533cm" svg:y2="8.183cm">
          <text:p/>
        </draw:line>
        <draw:frame draw:style-name="gr6" draw:text-style-name="P15" draw:layer="layout" svg:width="1.524cm" svg:height="0.962cm" svg:x="10.293cm" svg:y="8.483cm">
          <draw:text-box>
            <text:p text:style-name="P14">0.6</text:p>
          </draw:text-box>
        </draw:frame>
        <draw:frame draw:style-name="gr6" draw:text-style-name="P15" draw:layer="layout" svg:width="1.524cm" svg:height="0.962cm" svg:x="7.707cm" svg:y="8.437cm">
          <draw:text-box>
            <text:p text:style-name="P14">0.8</text:p>
          </draw:text-box>
        </draw:frame>
        <draw:frame draw:style-name="gr6" draw:text-style-name="P15" draw:layer="layout" svg:width="1.524cm" svg:height="0.962cm" svg:x="3.389cm" svg:y="10.523cm">
          <draw:text-box>
            <text:p text:style-name="P14">0.4</text:p>
          </draw:text-box>
        </draw:frame>
        <draw:frame draw:style-name="gr6" draw:text-style-name="P15" draw:layer="layout" svg:width="1.524cm" svg:height="0.962cm" svg:x="14.311cm" svg:y="8.691cm">
          <draw:text-box>
            <text:p text:style-name="P14">0.5</text:p>
          </draw:text-box>
        </draw:frame>
        <draw:frame draw:style-name="gr6" draw:text-style-name="P15" draw:layer="layout" svg:width="1.524cm" svg:height="0.962cm" svg:x="9.331cm" svg:y="12.247cm">
          <draw:text-box>
            <text:p text:style-name="P14">0.9</text:p>
          </draw:text-box>
        </draw:frame>
        <draw:frame draw:style-name="gr7" draw:text-style-name="P15" draw:layer="layout" svg:width="1.524cm" svg:height="0.962cm" svg:x="7.199cm" svg:y="12.501cm">
          <draw:text-box>
            <text:p text:style-name="P14">0.8</text:p>
          </draw:text-box>
        </draw:frame>
        <draw:frame draw:style-name="gr6" draw:text-style-name="P15" draw:layer="layout" svg:width="1.524cm" svg:height="0.962cm" svg:x="10.755cm" svg:y="11.285cm">
          <draw:text-box>
            <text:p text:style-name="P14">0.9</text:p>
          </draw:text-box>
        </draw:frame>
        <draw:line draw:style-name="gr5" draw:text-style-name="P3" draw:layer="layout" svg:x1="10.093cm" svg:y1="14.787cm" svg:x2="11.925cm" svg:y2="14.025cm">
          <text:p/>
        </draw:line>
        <draw:line draw:style-name="gr5" draw:text-style-name="P3" draw:layer="layout" svg:x1="12.533cm" svg:y1="13.109cm" svg:x2="13.041cm" svg:y2="8.437cm">
          <text:p/>
        </draw:line>
        <draw:line draw:style-name="gr5" draw:text-style-name="P3" draw:layer="layout" svg:x1="5.929cm" svg:y1="13.263cm" svg:x2="11.871cm" svg:y2="13.771cm">
          <text:p/>
        </draw:line>
        <draw:frame draw:style-name="gr6" draw:text-style-name="P15" draw:layer="layout" svg:width="1.524cm" svg:height="0.962cm" svg:x="12.533cm" svg:y="10.777cm">
          <draw:text-box>
            <text:p text:style-name="P14">0.7</text:p>
          </draw:text-box>
        </draw:frame>
        <draw:frame draw:style-name="gr6" draw:text-style-name="P15" draw:layer="layout" svg:width="1.524cm" svg:height="0.962cm" svg:x="10.501cm" svg:y="14.379cm">
          <draw:text-box>
            <text:p text:style-name="P14">0.3</text:p>
          </draw:text-box>
        </draw:frame>
        <presentation:notes draw:style-name="dp2">
          <draw:page-thumbnail draw:style-name="gr9" draw:layer="layout" svg:width="13.968cm" svg:height="10.476cm" svg:x="3.8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9T08:59:35.346080794</meta:creation-date>
    <dc:date>2016-07-29T10:31:14.777348805</dc:date>
    <meta:editing-duration>PT20M8S</meta:editing-duration>
    <meta:editing-cycles>1</meta:editing-cycles>
    <meta:document-statistic meta:object-count="88"/>
    <meta:generator>LibreOffice/5.1.4.2$Linux_X86_64 LibreOffice_project/10m0$Build-2</meta:generator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i>s</mi>
              <mo stretchy="false">=</mo>
              <mrow>
                <mrow>
                  <munder>
                    <mo stretchy="false">∑</mo>
                    <mrow>
                      <mi>a</mi>
                      <mo stretchy="false">∈</mo>
                      <mi>A</mi>
                    </mrow>
                  </munder>
                  <mrow>
                    <mo fence="true" stretchy="false">(</mo>
                    <mrow>
                      <mrow>
                        <mrow>
                          <munder>
                            <mo stretchy="false">∑</mo>
                            <mrow>
                              <mi>i</mi>
                              <mo stretchy="false">∈</mo>
                              <mi>I</mi>
                            </mrow>
                          </munder>
                          <mi>w</mi>
                        </mrow>
                        <mrow>
                          <mo fence="true" stretchy="false">(</mo>
                          <mrow>
                            <mrow>
                              <mi>a</mi>
                              <mi>,</mi>
                              <mi>i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o stretchy="false">⋅</mo>
                <mi mathvariant="italic">fc</mi>
              </mrow>
            </mrow>
            <mrow>
              <mo fence="true" stretchy="false">(</mo>
              <mrow>
                <mi>a</mi>
              </mrow>
              <mo fence="true" stretchy="false">)</mo>
            </mrow>
          </mrow>
        </mtd>
      </mtr>
      <mtr>
        <mtd>
          <mrow>
            <mrow/>
            <mrow>
              <mrow>
                <mo fence="true" stretchy="false">(</mo>
                <mrow>
                  <mrow>
                    <mi>w</mi>
                    <mrow>
                      <mrow>
                        <mo fence="true" stretchy="false">(</mo>
                        <mrow>
                          <mn>4,2</mn>
                        </mrow>
                        <mo fence="true" stretchy="false">)</mo>
                      </mrow>
                      <mo stretchy="false">+</mo>
                      <mi>w</mi>
                    </mrow>
                    <mrow>
                      <mrow>
                        <mo fence="true" stretchy="false">(</mo>
                        <mrow>
                          <mn>4,3</mn>
                        </mrow>
                        <mo fence="true" stretchy="false">)</mo>
                      </mrow>
                      <mo stretchy="false">+</mo>
                      <mi>w</mi>
                    </mrow>
                    <mrow>
                      <mrow>
                        <mo fence="true" stretchy="false">(</mo>
                        <mrow>
                          <mn>4,6</mn>
                        </mrow>
                        <mo fence="true" stretchy="false">)</mo>
                      </mrow>
                      <mo stretchy="false">+</mo>
                      <mi>w</mi>
                    </mrow>
                    <mrow>
                      <mo fence="true" stretchy="false">(</mo>
                      <mrow>
                        <mrow>
                          <mn>4,</mn>
                          <mn>8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⋅</mo>
              <mi mathvariant="italic">fc</mi>
            </mrow>
            <mrow>
              <mrow>
                <mo fence="true" stretchy="false">(</mo>
                <mrow>
                  <mn>4</mn>
                </mrow>
                <mo fence="true" stretchy="false">)</mo>
              </mrow>
              <mo stretchy="false">+</mo>
              <mrow>
                <mrow>
                  <mo fence="true" stretchy="false">(</mo>
                  <mrow>
                    <mrow>
                      <mi>w</mi>
                      <mrow>
                        <mrow>
                          <mo fence="true" stretchy="false">(</mo>
                          <mrow>
                            <mn>7,2</mn>
                          </mrow>
                          <mo fence="true" stretchy="false">)</mo>
                        </mrow>
                        <mo stretchy="false">+</mo>
                        <mi>w</mi>
                      </mrow>
                      <mrow>
                        <mrow>
                          <mo fence="true" stretchy="false">(</mo>
                          <mrow>
                            <mn>7,3</mn>
                          </mrow>
                          <mo fence="true" stretchy="false">)</mo>
                        </mrow>
                        <mo stretchy="false">+</mo>
                        <mi>w</mi>
                      </mrow>
                      <mrow>
                        <mrow>
                          <mo fence="true" stretchy="false">(</mo>
                          <mrow>
                            <mn>7,6</mn>
                          </mrow>
                          <mo fence="true" stretchy="false">)</mo>
                        </mrow>
                        <mo stretchy="false">+</mo>
                        <mi>w</mi>
                      </mrow>
                      <mrow>
                        <mo fence="true" stretchy="false">(</mo>
                        <mrow>
                          <mrow>
                            <mn>7,</mn>
                            <mn>8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⋅</mo>
                <mi mathvariant="italic">fc</mi>
              </mrow>
            </mrow>
            <mrow>
              <mo fence="true" stretchy="false">(</mo>
              <mrow>
                <mn>4</mn>
              </mrow>
              <mo fence="true" stretchy="false">)</mo>
            </mrow>
          </mrow>
        </mtd>
      </mtr>
      <mtr>
        <mtd>
          <mrow>
            <mrow/>
            <mrow>
              <mrow>
                <mrow>
                  <mrow>
                    <mo fence="true" stretchy="false">(</mo>
                    <mrow>
                      <mrow>
                        <mn>0.8</mn>
                        <mo stretchy="false">+</mo>
                        <mn>0</mn>
                        <mo stretchy="false">+</mo>
                        <mn>0</mn>
                        <mo stretchy="false">+</mo>
                        <mn>0.9</mn>
                      </mrow>
                    </mrow>
                    <mo fence="true" stretchy="false">)</mo>
                  </mrow>
                  <mo stretchy="false">∗</mo>
                  <mn>3</mn>
                </mrow>
                <mo stretchy="false">+</mo>
                <mrow>
                  <mrow>
                    <mo fence="true" stretchy="false">(</mo>
                    <mrow>
                      <mrow>
                        <mn>0</mn>
                        <mo stretchy="false">+</mo>
                        <mn>0.7</mn>
                        <mo stretchy="false">+</mo>
                        <mn>0.8</mn>
                        <mo stretchy="false">+</mo>
                        <mn>0</mn>
                      </mrow>
                    </mrow>
                    <mo fence="true" stretchy="false">)</mo>
                  </mrow>
                  <mo stretchy="false">∗</mo>
                  <mn>2</mn>
                </mrow>
              </mrow>
              <mo stretchy="false">=</mo>
              <mn>8.1</mn>
            </mrow>
          </mrow>
        </mtd>
      </mtr>
    </mtable>
    <annotation encoding="StarMath 5.0">s = sum from{a in A}  (sum from{i in I} w( a,i )) cdot fc( a ) newline = (w( 4,2 ) + w( 4,3 ) + w(4,6) + w( 4, 8 )) cdot fc( 4 ) + (w( 7,2 ) + w( 7,3 ) + w(7,6) + w( 7, 8 )) cdot fc( 4 ) newline = (0.8 + 0 + 0 + 0.9) * 3 + ( 0 + 0.7 + 0.8 + 0 ) * 2 = 8.1
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i>s</mi>
              <mo stretchy="false">=</mo>
              <mrow>
                <mrow>
                  <munder>
                    <mo stretchy="false">∑</mo>
                    <mrow>
                      <mi>a</mi>
                      <mo stretchy="false">∈</mo>
                      <mi>A</mi>
                    </mrow>
                  </munder>
                  <mrow>
                    <mo fence="true" stretchy="false">(</mo>
                    <mrow>
                      <mrow>
                        <mrow>
                          <munder>
                            <mo stretchy="false">∑</mo>
                            <mrow>
                              <mi>i</mi>
                              <mo stretchy="false">∈</mo>
                              <mi>I</mi>
                            </mrow>
                          </munder>
                          <mi>w</mi>
                        </mrow>
                        <mrow>
                          <mo fence="true" stretchy="false">(</mo>
                          <mrow>
                            <mrow>
                              <mi>a</mi>
                              <mi>,</mi>
                              <mi>i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o stretchy="false">⋅</mo>
                <mi mathvariant="italic">fc</mi>
              </mrow>
            </mrow>
            <mrow>
              <mo fence="true" stretchy="false">(</mo>
              <mrow>
                <mi>a</mi>
              </mrow>
              <mo fence="true" stretchy="false">)</mo>
            </mrow>
          </mrow>
        </mtd>
      </mtr>
      <mtr>
        <mtd>
          <mrow>
            <mrow>
              <mstyle mathsize="300%">
                <mrow/>
              </mstyle>
              <mo stretchy="false">=</mo>
              <mrow>
                <mrow>
                  <mo fence="true" stretchy="false">(</mo>
                  <mrow>
                    <mrow>
                      <mi>w</mi>
                      <mrow>
                        <mrow>
                          <mo fence="true" stretchy="false">(</mo>
                          <mrow>
                            <mn>4,2</mn>
                          </mrow>
                          <mo fence="true" stretchy="false">)</mo>
                        </mrow>
                        <mo stretchy="false">+</mo>
                        <mi>w</mi>
                      </mrow>
                      <mrow>
                        <mrow>
                          <mo fence="true" stretchy="false">(</mo>
                          <mrow>
                            <mn>4,3</mn>
                          </mrow>
                          <mo fence="true" stretchy="false">)</mo>
                        </mrow>
                        <mo stretchy="false">+</mo>
                        <mi>w</mi>
                      </mrow>
                      <mrow>
                        <mrow>
                          <mo fence="true" stretchy="false">(</mo>
                          <mrow>
                            <mn>4,6</mn>
                          </mrow>
                          <mo fence="true" stretchy="false">)</mo>
                        </mrow>
                        <mo stretchy="false">+</mo>
                        <mi>w</mi>
                      </mrow>
                      <mrow>
                        <mo fence="true" stretchy="false">(</mo>
                        <mrow>
                          <mrow>
                            <mn>4,</mn>
                            <mn>8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⋅</mo>
                <mi mathvariant="italic">fc</mi>
              </mrow>
            </mrow>
            <mrow>
              <mrow>
                <mo fence="true" stretchy="false">(</mo>
                <mrow>
                  <mn>4</mn>
                </mrow>
                <mo fence="true" stretchy="false">)</mo>
              </mrow>
              <mo stretchy="false">+</mo>
              <mrow>
                <mrow>
                  <mo fence="true" stretchy="false">(</mo>
                  <mrow>
                    <mrow>
                      <mi>w</mi>
                      <mrow>
                        <mrow>
                          <mo fence="true" stretchy="false">(</mo>
                          <mrow>
                            <mn>7,2</mn>
                          </mrow>
                          <mo fence="true" stretchy="false">)</mo>
                        </mrow>
                        <mo stretchy="false">+</mo>
                        <mi>w</mi>
                      </mrow>
                      <mrow>
                        <mrow>
                          <mo fence="true" stretchy="false">(</mo>
                          <mrow>
                            <mn>7,3</mn>
                          </mrow>
                          <mo fence="true" stretchy="false">)</mo>
                        </mrow>
                        <mo stretchy="false">+</mo>
                        <mi>w</mi>
                      </mrow>
                      <mrow>
                        <mrow>
                          <mo fence="true" stretchy="false">(</mo>
                          <mrow>
                            <mn>7,6</mn>
                          </mrow>
                          <mo fence="true" stretchy="false">)</mo>
                        </mrow>
                        <mo stretchy="false">+</mo>
                        <mi>w</mi>
                      </mrow>
                      <mrow>
                        <mo fence="true" stretchy="false">(</mo>
                        <mrow>
                          <mrow>
                            <mn>7,</mn>
                            <mn>8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⋅</mo>
                <mi mathvariant="italic">fc</mi>
              </mrow>
            </mrow>
            <mrow>
              <mo fence="true" stretchy="false">(</mo>
              <mrow>
                <mn>4</mn>
              </mrow>
              <mo fence="true" stretchy="false">)</mo>
            </mrow>
          </mrow>
        </mtd>
      </mtr>
      <mtr>
        <mtd>
          <mrow>
            <mrow>
              <mrow/>
              <mrow>
                <mrow>
                  <mrow>
                    <mo fence="true" stretchy="false">(</mo>
                    <mrow>
                      <mrow>
                        <mn>0.8</mn>
                        <mo stretchy="false">+</mo>
                        <mn>0</mn>
                        <mo stretchy="false">+</mo>
                        <mn>0</mn>
                        <mo stretchy="false">+</mo>
                        <mn>0.9</mn>
                      </mrow>
                    </mrow>
                    <mo fence="true" stretchy="false">)</mo>
                  </mrow>
                  <mo stretchy="false">∗</mo>
                  <mn>3</mn>
                </mrow>
                <mo stretchy="false">+</mo>
                <mrow>
                  <mrow>
                    <mo fence="true" stretchy="false">(</mo>
                    <mrow>
                      <mrow>
                        <mn>0</mn>
                        <mo stretchy="false">+</mo>
                        <mn>0.7</mn>
                        <mo stretchy="false">+</mo>
                        <mn>0.8</mn>
                        <mo stretchy="false">+</mo>
                        <mn>0</mn>
                      </mrow>
                    </mrow>
                    <mo fence="true" stretchy="false">)</mo>
                  </mrow>
                  <mo stretchy="false">∗</mo>
                  <mn>2</mn>
                </mrow>
              </mrow>
            </mrow>
            <mrow>
              <mrow/>
              <mo stretchy="false">=</mo>
              <mn>8.1</mn>
            </mrow>
          </mrow>
        </mtd>
      </mtr>
    </mtable>
    <annotation encoding="StarMath 5.0">size *3 { s = sum from{a in A}  (sum from{i in I} w( a,i )) cdot fc( a ) newline = (w( 4,2 ) + w( 4,3 ) + w(4,6) + w( 4, 8 )) cdot fc( 4 ) + (w( 7,2 ) + w( 7,3 ) + w(7,6) + w( 7, 8 )) cdot fc( 4 ) newline = (0.8 + 0 + 0 + 0.9) * 3 + ( 0 + 0.7 + 0.8 + 0 ) * 2} = 8.1 </annotation>
  </semantics>
</math>
</file>